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5"/>
    <style:style style:name="P5" style:family="paragraph" style:parent-style-name="Heading">
      <style:paragraph-properties fo:margin-left="-0.4925in" fo:margin-right="0in" fo:text-indent="0in" style:auto-text-indent="false"/>
    </style:style>
    <style:style style:name="P6" style:family="paragraph" style:parent-style-name="Heading">
      <style:paragraph-properties fo:margin-left="0in" fo:margin-right="0in" fo:text-indent="0in" style:auto-text-indent="false"/>
    </style:style>
    <style:style style:name="P7" style:family="paragraph" style:parent-style-name="Text_20_body" style:list-style-name="L6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ll Caster Level</text:p>
      <text:p text:style-name="Standard">Spells are of two schools: Magic User and Cleric. <text:s/>But often spells are cast by characters of other classes. <text:s/>Spells often have effects that are based on the caster's level. <text:s/>The engine needs to know which of the caster's levels should be used. <text:s/>These are the spell effects that depend on the caster's level:</text:p>
      <text:list xml:id="list38273703" text:style-name="L1">
        <text:list-item>
          <text:p text:style-name="P2">Number of targets</text:p>
        </text:list-item>
        <text:list-item>
          <text:p text:style-name="P2">Range</text:p>
        </text:list-item>
        <text:list-item>
          <text:p text:style-name="P2">Duration</text:p>
        </text:list-item>
      </text:list>
      <text:p text:style-name="Standard">Whenever one of these effects is to be computed, this hook is available to define the level that is to be used in the computation. <text:s/>If the value returned by the script is non-empty then it will be used as the caster's level. <text:s/>Otherwise, in general, magic-user spells and cleric spells will use the corresponding levels of the caster.</text:p>
      <text:p text:style-name="P5"><text:tab/>Hook Parameters</text:p>
      <text:list xml:id="list41300175" text:style-name="L6">
        <text:list-item>
          <text:p text:style-name="P7">Hook Parameter 5 is the name of a secondary spell. <text:s/>The 'OverrideSpellSelection' hook can change the spell being cast. <text:s/>If it was changed by that hook, the new spell name can be found here.</text:p>
        </text:list-item>
      </text:list>
      <text:p text:style-name="P6">Context</text:p>
      <text:p text:style-name="Standard"/>
      <text:list xml:id="list38264187" text:style-name="L2">
        <text:list-item>
          <text:p text:style-name="P3">Attacker - the character that cast the spell</text:p>
        </text:list-item>
        <text:list-item>
          <text:p text:style-name="P3">spell - the spell that is being cast. <text:s/>This is the 'primary' spell. <text:s/>It may have been overriden by a 'OverrideSpellSelection' hook. <text:s/>The name of such a 'secondary' spell will be found in Hook Parameter 5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01:05.22</meta:creation-date>
    <meta:generator>OpenOffice.org/3.2$Win32 OpenOffice.org_project/320m18$Build-9502</meta:generator>
    <dc:date>2013-06-04T21:29:51.82</dc:date>
    <dc:creator>Paul Stevens</dc:creator>
    <meta:editing-duration>PT03H22M57S</meta:editing-duration>
    <meta:editing-cycles>3</meta:editing-cycles>
    <meta:document-statistic meta:table-count="0" meta:image-count="0" meta:object-count="0" meta:page-count="1" meta:paragraph-count="11" meta:word-count="208" meta:character-count="1155"/>
  </office:meta>
</office:document-meta>
</file>